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842" officeooo:paragraph-rsid="0007a84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a842" officeooo:paragraph-rsid="0007a842" style:font-weight-asian="bold" style:font-weight-complex="bold"/>
    </style:style>
    <style:style style:name="P3" style:family="paragraph" style:parent-style-name="Standard">
      <style:text-properties fo:font-weight="normal" officeooo:rsid="0007a842" officeooo:paragraph-rsid="0007a842" style:font-weight-asian="normal" style:font-weight-complex="normal"/>
    </style:style>
    <style:style style:name="P4" style:family="paragraph" style:parent-style-name="Standard">
      <style:text-properties fo:font-weight="normal" officeooo:rsid="0008ee6c" officeooo:paragraph-rsid="0008ee6c" style:font-weight-asian="normal" style:font-weight-complex="normal"/>
    </style:style>
    <style:style style:name="P5" style:family="paragraph" style:parent-style-name="Standard">
      <style:text-properties fo:font-weight="normal" officeooo:rsid="0009b17d" officeooo:paragraph-rsid="0009b17d" style:font-weight-asian="normal" style:font-weight-complex="normal"/>
    </style:style>
    <style:style style:name="P6" style:family="paragraph" style:parent-style-name="Standard">
      <style:text-properties fo:font-weight="normal" officeooo:rsid="000b2ccb" officeooo:paragraph-rsid="000b2ccb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7a842" officeooo:paragraph-rsid="0007a842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b2ccb" officeooo:paragraph-rsid="000b2ccb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8ee6c" officeooo:paragraph-rsid="0008ee6c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gr1" style:family="graphic">
      <style:graphic-properties draw:textarea-horizontal-align="justify" draw:textarea-vertical-align="middle" draw:auto-grow-height="false" fo:min-height="2.17cm" fo:min-width="3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34cm" fo:min-width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0.374cm" fo:min-width="0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74cm" fo:min-width="0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Diseño de base de datos</text:p>
      <text:p text:style-name="P1"/>
      <text:p text:style-name="P7">Entidades</text:p>
      <text:p text:style-name="P3"/>
      <text:p text:style-name="P3">Objetos del que tendremos que guardar información.</text:p>
      <text:p text:style-name="P3"/>
      <text:p text:style-name="P7">Relaciones</text:p>
      <text:p text:style-name="P7"/>
      <text:p text:style-name="P3">Entre entidades puede haber relaciones que unen dichas entidades y guardamos información de dicha relación.</text:p>
      <text:p text:style-name="P3"/>
      <text:p text:style-name="P7"><text:span text:style-name="T1"><text:tab/></text:span>Diagrama entidad-relación</text:p>
      <text:p text:style-name="P3"/>
      <text:p text:style-name="P3"><text:tab/>El conjunto de relaciones y entidades, es una de las herramientas básicas en el diseño de una <text:tab/>DB</text:p>
      <text:p text:style-name="P3"/>
      <text:p text:style-name="P9">Cardinalidad</text:p>
      <text:p text:style-name="P4"/>
      <text:p text:style-name="P4">La cardinalidad representa dentro de una relación cuantos elementos se ven involucrados.</text:p>
      <text:p text:style-name="P5">¿Cuantos “A” se pueden relacionar con un “B” concreto?</text:p>
      <text:p text:style-name="P5"/>
      <text:p text:style-name="P8">Atributos</text:p>
      <text:p text:style-name="P6"/>
      <text:p text:style-name="P6">Información concreta que guardas de cada entidad.</text:p>
      <text:p text:style-name="P6">Los atributos que sepamos que no se van a repetir en ninguna entidad se le llamará clave primaria.</text:p>
      <text:p text:style-name="P5"/>
      <text:p text:style-name="P5"><draw:custom-shape text:anchor-type="paragraph" draw:z-index="0" draw:name="Forma1" draw:style-name="gr1" draw:text-style-name="P11" svg:width="3.705cm" svg:height="2.17cm" svg:x="0.351cm" svg:y="4.383cm"><text:p text:style-name="P10"><text:span text:style-name="T2">Clien</text:span><text:span text:style-name="T2">tes</text:span></text:p><draw:enhanced-geometry svg:viewBox="0 0 21600 21600" draw:type="rectangle" draw:enhanced-path="M 0 0 L 21600 0 21600 21600 0 21600 0 0 Z N"/></draw:custom-shape><draw:custom-shape text:anchor-type="paragraph" draw:z-index="1" draw:name="Forma1" draw:style-name="gr1" draw:text-style-name="P11" svg:width="3.705cm" svg:height="2.17cm" svg:x="11.649cm" svg:y="4.383cm"><text:p text:style-name="P10"><text:span text:style-name="T2">Coch</text:span><text:span text:style-name="T2">es</text:span></text:p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12" svg:width="2.964cm" svg:height="1.668cm" svg:x="6.357cm" svg:y="4.621cm"><text:p text:style-name="P10"><text:span text:style-name="T3">compr</text:span><text:span text:style-name="T3">a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Forma3" draw:style-name="gr3" draw:text-style-name="P10" svg:x1="6.357cm" svg:y1="5.442cm" svg:x2="4.055cm" svg:y2="5.442cm"><text:p/></draw:line><draw:line text:anchor-type="paragraph" draw:z-index="4" draw:name="Forma4" draw:style-name="gr3" draw:text-style-name="P10" svg:x1="9.32cm" svg:y1="5.468cm" svg:x2="11.648cm" svg:y2="5.468cm"><text:p/></draw:line><draw:line text:anchor-type="paragraph" draw:z-index="5" draw:name="Forma5" draw:style-name="gr3" draw:text-style-name="P10" svg:x1="0.616cm" svg:y1="3.695cm" svg:x2="0.616cm" svg:y2="4.383cm"><text:p/></draw:line><draw:custom-shape text:anchor-type="paragraph" draw:z-index="6" draw:name="Forma6" draw:style-name="gr4" draw:text-style-name="P13" svg:width="0.53cm" svg:height="0.53cm" svg:x="0.351cm" svg:y="3.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Forma5" draw:style-name="gr3" draw:text-style-name="P10" svg:x1="1.489cm" svg:y1="3.695cm" svg:x2="1.489cm" svg:y2="4.383cm"><text:p/></draw:line><draw:custom-shape text:anchor-type="paragraph" draw:z-index="8" draw:name="Forma6" draw:style-name="gr5" draw:text-style-name="P10" svg:width="0.53cm" svg:height="0.53cm" svg:x="1.224cm" svg:y="3.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Forma5" draw:style-name="gr3" draw:text-style-name="P10" svg:x1="2.203cm" svg:y1="3.695cm" svg:x2="2.203cm" svg:y2="4.383cm"><text:p/></draw:line><draw:custom-shape text:anchor-type="paragraph" draw:z-index="10" draw:name="Forma6" draw:style-name="gr5" draw:text-style-name="P10" svg:width="0.53cm" svg:height="0.53cm" svg:x="1.939cm" svg:y="3.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Forma5" draw:style-name="gr3" draw:text-style-name="P10" svg:x1="2.944cm" svg:y1="3.695cm" svg:x2="2.944cm" svg:y2="4.383cm"><text:p/></draw:line><draw:custom-shape text:anchor-type="paragraph" draw:z-index="12" draw:name="Forma6" draw:style-name="gr5" draw:text-style-name="P10" svg:width="0.53cm" svg:height="0.53cm" svg:x="2.679cm" svg:y="3.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Forma7" draw:style-name="gr6" draw:text-style-name="P14" svg:width="0.636cm" svg:height="0.287cm" svg:x="0.086cm" svg:y="2.727cm"><draw:text-box><text:p><text:span text:style-name="T4">DNI</text:span></text:p></draw:text-box></draw:frame><draw:frame text:anchor-type="paragraph" draw:z-index="14" draw:name="Forma7" draw:style-name="gr7" draw:text-style-name="P14" svg:width="1.033cm" svg:height="0.571cm" svg:x="0.88cm" svg:y="2.57cm"><draw:text-box><text:p><text:span text:style-name="T4">Nombre</text:span></text:p></draw:text-box></draw:frame><draw:frame text:anchor-type="paragraph" draw:z-index="15" draw:name="Forma7" draw:style-name="gr7" draw:text-style-name="P14" svg:width="1.033cm" svg:height="0.571cm" svg:x="1.753cm" svg:y="2.57cm"><draw:text-box><text:p><text:span text:style-name="T4">Apellidos</text:span></text:p></draw:text-box></draw:frame><draw:frame text:anchor-type="paragraph" draw:z-index="16" draw:name="Forma7" draw:style-name="gr7" draw:text-style-name="P14" svg:width="1.033cm" svg:height="0.571cm" svg:x="2.785cm" svg:y="2.57cm"><draw:text-box><text:p><text:span text:style-name="T4">telefono</text:span></text:p></draw:text-box></draw:frame><draw:frame text:anchor-type="paragraph" draw:z-index="17" draw:name="Forma8" draw:style-name="gr8" draw:text-style-name="P15" svg:width="0.477cm" svg:height="0.489cm" svg:x="4.187cm" svg:y="4.844cm"><draw:text-box><text:p text:style-name="P10">1</text:p></draw:text-box></draw:frame><draw:frame text:anchor-type="paragraph" draw:z-index="18" draw:name="Forma8" draw:style-name="gr8" draw:text-style-name="P15" svg:width="0.477cm" svg:height="0.489cm" svg:x="11.172cm" svg:y="4.979cm"><draw:text-box><text:p text:style-name="P10">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9:21:47.927807006</meta:creation-date>
    <dc:date>2017-09-29T10:16:12.941340218</dc:date>
    <meta:editing-duration>PT13M24S</meta:editing-duration>
    <meta:editing-cycles>1</meta:editing-cycles>
    <meta:document-statistic meta:table-count="0" meta:image-count="0" meta:object-count="0" meta:page-count="1" meta:paragraph-count="13" meta:word-count="97" meta:character-count="633" meta:non-whitespace-character-count="546"/>
    <meta:generator>LibreOffice/5.2.7.2$Linux_X86_64 LibreOffice_project/20m0$Build-2</meta:generator>
  </office:meta>
</office:document-meta>
</file>